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, arial, sans-serif"/>
    <style:font-face style:name="Source Sans Pro" svg:font-family="'Source Sans Pro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Calibri" fo:font-size="11pt" fo:font-weight="bold" style:font-size-asian="11pt" style:font-weight-asian="bold" style:font-size-complex="11pt" style:font-weight-complex="bold"/>
    </style:style>
    <style:style style:name="P3" style:family="paragraph" style:parent-style-name="Text_20_body">
      <style:text-properties fo:font-variant="normal" fo:text-transform="none" fo:color="#222222" style:font-name="Calibri" fo:font-size="11pt" fo:letter-spacing="normal" fo:font-style="normal" fo:font-weight="normal" style:font-size-asian="11pt" style:font-size-complex="11pt"/>
    </style:style>
    <style:style style:name="T1" style:family="text">
      <style:text-properties fo:font-variant="normal" fo:text-transform="none" style:use-window-font-color="true" fo:letter-spacing="normal" fo:font-style="normal"/>
    </style:style>
    <style:style style:name="T2" style:family="text">
      <style:text-properties style:use-window-font-color="true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raphQL with .NET Core</text:h>
      <text:p text:style-name="P1"/>
      <text:p text:style-name="P1">GrapghQL is an open-source specification for client-server communication. It<text:span text:style-name="T1"> is a query language and execution engine for application programming interfaces (APIs).</text:span></text:p>
      <text:p text:style-name="P1"><text:span text:style-name="T1"/></text:p>
      <text:p text:style-name="P2"><text:span text:style-name="T1">GrapghQL vs Rest APIs</text:span></text:p>
      <text:p text:style-name="P3"><text:span text:style-name="T2">GraphQL is an application layer server-side technology and REST is an architectural style that specifies constraints.</text:span></text:p>
      <text:p text:style-name="P3">GraphQL can be organized in terms of a schema while REST can be a collection of endpoints.</text:p>
      <text:p text:style-name="P3">REST API entry point can be multiple controllers. For GraphQL, the middleware acts like a single controller which is the single entry point. </text:p>
      <text:p text:style-name="P1"><text:span text:style-name="T1"/></text:p>
      <text:p text:style-name="P1"/>
      <text:p text:style-name="P1">Create .Net Core 6 Web API projec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" svg:font-family="Roboto, arial, sans-serif"/>
    <style:font-face style:name="Source Sans Pro" svg:font-family="'Source Sans Pro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4-01T22:07:22.77</meta:creation-date>
    <meta:generator>OpenOffice/4.1.11$Win32 OpenOffice.org_project/4111m1$Build-9808</meta:generator>
    <dc:date>2022-04-02T19:54:29.04</dc:date>
    <meta:editing-duration>PT21H47M6S</meta:editing-duration>
    <meta:editing-cycles>4</meta:editing-cycles>
    <meta:document-statistic meta:table-count="0" meta:image-count="0" meta:object-count="0" meta:page-count="1" meta:paragraph-count="7" meta:word-count="92" meta:character-count="589"/>
  </office:meta>
</office:document-meta>
</file>